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etween 2014 and 2018, over 60% of IIT-Bombay graduates took up jobs in sectors not related to their branches of study, a trend seen across all disciplines except Computer Science and  Engineering (CSE) and Electrical Engineering (EE), according to a study by a group of researchers from the Centre for Policy Studies, IIT-Bomba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6:07:51.732640886</dc:date>
    <meta:editing-duration>PT55S</meta:editing-duration>
    <meta:editing-cycles>1</meta:editing-cycles>
    <meta:document-statistic meta:table-count="0" meta:image-count="0" meta:object-count="0" meta:page-count="1" meta:paragraph-count="1" meta:word-count="53" meta:character-count="330" meta:non-whitespace-character-count="277"/>
    <meta:generator>LibreOffice/7.3.7.2$Linux_X86_64 LibreOffice_project/30$Build-2</meta:generator>
  </office:meta>
</office:document-meta>
</file>